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ossierscovs58" style:family="table">
      <style:table-properties style:width="16.002cm" table:align="margins" style:writing-mode="lr-tb"/>
    </style:style>
    <style:style style:name="Dossierscovs58.A" style:family="table-column">
      <style:table-column-properties style:column-width="5.334cm" style:rel-column-width="21844*"/>
    </style:style>
    <style:style style:name="Dossierscovs58.B" style:family="table-column">
      <style:table-column-properties style:column-width="10.668cm" style:rel-column-width="43691*"/>
    </style:style>
    <style:style style:name="Dossierscovs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covs58.B1" style:family="table-cell">
      <style:table-cell-properties fo:padding="0.097cm" fo:border="0.002cm solid #000000"/>
    </style:style>
    <style:style style:name="Dossierscovs58.A2" style:family="table-cell">
      <style:table-cell-properties fo:padding="0.097cm" fo:border-left="0.002cm solid #000000" fo:border-right="none" fo:border-top="none" fo:border-bottom="0.002cm solid #000000"/>
    </style:style>
    <style:style style:name="Dossierscovs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4" style:family="paragraph" style:parent-style-name="Standard">
      <style:paragraph-properties fo:text-align="justify" style:justify-single-word="false" style:writing-mode="lr-tb"/>
    </style:style>
    <style:style style:name="P5" style:family="paragraph" style:parent-style-name="heading_20_4">
      <style:paragraph-properties style:writing-mode="lr-tb"/>
    </style:style>
    <style:style style:name="P6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7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8" style:family="paragraph" style:parent-style-name="header">
      <style:paragraph-properties style:writing-mode="lr-tb"/>
    </style:style>
    <style:style style:name="P9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0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1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2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4" style:family="paragraph" style:parent-style-name="WW-header">
      <style:paragraph-properties style:writing-mode="lr-tb"/>
    </style:style>
    <style:style style:name="P15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6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Standard">
      <style:paragraph-properties fo:margin-left="7.493cm" fo:margin-right="0cm" fo:text-indent="1.249cm" style:auto-text-indent="false" style:writing-mode="lr-tb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0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personne_qual"/>
        <text:user-field-decl office:value-type="string" office:string-value="" text:name="themecov58_name"/>
        <text:user-field-decl office:value-type="float" office:value="36525" text:name="cov58_datecommission"/>
      </text:user-field-decls>
      <text:p text:style-name="P20"/>
      <text:p text:style-name="P8"/>
      <text:p text:style-name="P18">Le <text:date style:data-style-name="N76" text:date-value="2011-02-08T15:54:55" text:fixed="true">8 février 2011</text:date></text:p>
      <text:p text:style-name="P12"/>
      <text:p text:style-name="P9"/>
      <text:h text:style-name="P6" text:outline-level="8"/>
      <text:h text:style-name="P7" text:outline-level="8"><text:tab/><text:tab/><text:tab/><text:tab/><text:tab/> <text:s/><text:tab/> <text:s/></text:h>
      <text:h text:style-name="P5" text:outline-level="4"><text:span text:style-name="T1"><text:tab/></text:span>ORDRE DU JOUR DE SEANCE DU <text:user-field-get style:data-style-name="N76" text:name="cov58_datecommission">31 décembre 1999</text:user-field-get></text:h>
      <text:p text:style-name="P10"><text:s text:c="5"/></text:p>
      <text:p text:style-name="P11"><text:tab/><text:span text:style-name="T2"> <text:s text:c="2"/></text:span></text:p>
      <text:p text:style-name="P13"/>
      <text:p text:style-name="P16"><text:tab/></text:p>
      <text:p text:style-name="P2"/>
      <text:p text:style-name="P19">Le 22 octobre 2010, à 9h00, la Commission d'Orientation et de Validation se réunira à la Mission Locale Nevers Sud Nivernais NEVERS, en vue de procéder à l’examen des dossiers pour lesquels elle a été saisie en application des articles L.262-37, L.262-52 et L.262-53 et L.262-8 du Code de l'Action Sociale et des Familles.</text:p>
      <text:p text:style-name="P1"/>
      <text:p text:style-name="P4">LES DOSSIERS A EXAMINER SONT LES SUIVANTS :</text:p>
      <text:p text:style-name="P3"/>
      <table:table table:name="Dossierscovs58" table:style-name="Dossierscovs58">
        <table:table-column table:style-name="Dossierscovs58.A"/>
        <table:table-column table:style-name="Dossierscovs58.B"/>
        <table:table-header-rows>
          <table:table-row>
            <table:table-cell table:style-name="Dossierscovs58.A1" office:value-type="string">
              <text:p text:style-name="Table_20_Heading">Nom</text:p>
            </table:table-cell>
            <table:table-cell table:style-name="Dossierscovs58.B1" office:value-type="string">
              <text:p text:style-name="Table_20_Heading">Thématique</text:p>
            </table:table-cell>
          </table:table-row>
        </table:table-header-rows>
        <table:table-row>
          <table:table-cell table:style-name="Dossierscovs58.A2" office:value-type="string">
            <text:p text:style-name="P17"><text:user-field-get text:name="personne_qual"/> <text:user-field-get text:name="personne_nom"/> <text:user-field-get text:name="personne_prenom"/></text:p>
          </table:table-cell>
          <table:table-cell table:style-name="Dossierscovs58.B2" office:value-type="string">
            <text:p text:style-name="P17"><text:user-field-get text:name="themecov58_name"/></text:p>
          </table:table-cell>
        </table:table-row>
      </table:table>
      <text:p text:style-name="P4"/>
      <text:p text:style-name="P1"/>
      <text:p text:style-name="P14"/>
      <text:p text:style-name="P15"><text:tab/><text:tab/> <text:s text:c="28"/>Le Coordonnateur Techn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Unix LibreOffice_project/330m19$Build-202</meta:generator>
    <dc:date>2011-05-13T14:45:15</dc:date>
    <dc:creator>gdumont </dc:creator>
    <meta:editing-duration>PT8H50M44S</meta:editing-duration>
    <meta:editing-cycles>44</meta:editing-cycles>
    <meta:document-statistic meta:table-count="1" meta:image-count="0" meta:object-count="0" meta:page-count="1" meta:paragraph-count="13" meta:word-count="80" meta:character-count="523"/>
  </office:meta>
</office:document-meta>
</file>